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bleStopwordAnalyzer.stopTableBuilder( Configuration con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figurableStopwordAnalyz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